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erminal" svg:font-family="Termin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1" svg:font-family="'Liberation Serif'" style:font-pitch="variable"/>
    <style:font-face style:name="Terminal1" svg:font-family="Termin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25in" fo:margin-left="-0.1326in" table:align="left" fo:background-color="transparent">
        <style:background-image/>
      </style:table-properties>
    </style:style>
    <style:style style:name="Table1.A" style:family="table-column">
      <style:table-column-properties style:column-width="0.4465in"/>
    </style:style>
    <style:style style:name="Table1.B" style:family="table-column">
      <style:table-column-properties style:column-width="1.525in"/>
    </style:style>
    <style:style style:name="Table1.C" style:family="table-column">
      <style:table-column-properties style:column-width="0.3799in"/>
    </style:style>
    <style:style style:name="Table1.D" style:family="table-column">
      <style:table-column-properties style:column-width="2.9986in"/>
    </style:style>
    <style:style style:name="Table1.E" style:family="table-column">
      <style:table-column-properties style:column-width="1.875in"/>
    </style:style>
    <style:style style:name="Table1.1" style:family="table-row">
      <style:table-row-properties fo:background-color="#dddddd">
        <style:background-image/>
      </style:table-row-properties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5" style:family="table-row">
      <style:table-row-properties fo:background-color="transparent">
        <style:background-image/>
      </style:table-row-properties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 loext:writing-mode="bt-lr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 loext:writing-mode="bt-lr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 loext:writing-mode="bt-lr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 loext:writing-mode="bt-lr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9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9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7229in" style:rel-column-width="25768*"/>
    </style:style>
    <style:style style:name="Table2.B" style:family="table-column">
      <style:table-column-properties style:column-width="1.0646in" style:rel-column-width="10074*"/>
    </style:style>
    <style:style style:name="Table2.C" style:family="table-column">
      <style:table-column-properties style:column-width="3.1375in" style:rel-column-width="29693*"/>
    </style:style>
    <style:style style:name="Table2.1" style:family="table-row">
      <style:table-row-properties fo:background-color="#dddddd">
        <style:background-image/>
      </style:table-row-properties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99in" fo:margin-left="0in" table:align="left"/>
    </style:style>
    <style:style style:name="Table4.A" style:family="table-column">
      <style:table-column-properties style:column-width="1.859in"/>
    </style:style>
    <style:style style:name="Table4.B" style:family="table-column">
      <style:table-column-properties style:column-width="0.6792in"/>
    </style:style>
    <style:style style:name="Table4.C" style:family="table-column">
      <style:table-column-properties style:column-width="4.391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347in"/>
    </style:style>
    <style:style style:name="Table4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4.4" style:family="table-row">
      <style:table-row-properties style:min-row-height="0.3125in"/>
    </style:style>
    <style:style style:name="Table4.5" style:family="table-row">
      <style:table-row-properties style:min-row-height="0.3556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7514in" style:rel-column-width="7110*"/>
    </style:style>
    <style:style style:name="Table5.B" style:family="table-column">
      <style:table-column-properties style:column-width="1.1833in" style:rel-column-width="11198*"/>
    </style:style>
    <style:style style:name="Table5.C" style:family="table-column">
      <style:table-column-properties style:column-width="0.5653in" style:rel-column-width="5349*"/>
    </style:style>
    <style:style style:name="Table5.D" style:family="table-column">
      <style:table-column-properties style:column-width="4.425in" style:rel-column-width="41878*"/>
    </style:style>
    <style:style style:name="Table5.1" style:family="table-row">
      <style:table-row-properties fo:background-color="#dddddd">
        <style:background-image/>
      </style:table-row-properties>
    </style:style>
    <style:style style:name="Table5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none" fo:border-top="none" fo:border-bottom="0.5pt solid #000000"/>
    </style:style>
    <style:style style:name="Table5.D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C5" style:family="table-cell">
      <style:table-cell-properties fo:padding="0.0382in" fo:border-left="0.5pt solid #000000" fo:border-right="none" fo:border-top="none" fo:border-bottom="0.5pt solid #000000"/>
    </style:style>
    <style:style style:name="Table5.D5" style:family="table-cell">
      <style:table-cell-properties fo:padding="0.0382in" fo:border-left="0.5pt solid #000000" fo:border-right="0.5pt solid #000000" fo:border-top="none" fo:border-bottom="0.5pt solid #000000"/>
    </style:style>
    <style:style style:name="Table5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6" style:family="table-cell">
      <style:table-cell-properties fo:padding="0.0382in" fo:border-left="0.5pt solid #000000" fo:border-right="none" fo:border-top="none" fo:border-bottom="0.5pt solid #000000"/>
    </style:style>
    <style:style style:name="Table5.C6" style:family="table-cell">
      <style:table-cell-properties fo:padding="0.0382in" fo:border-left="0.5pt solid #000000" fo:border-right="none" fo:border-top="none" fo:border-bottom="0.5pt solid #000000"/>
    </style:style>
    <style:style style:name="Table5.D6" style:family="table-cell">
      <style:table-cell-properties fo:padding="0.0382in" fo:border-left="0.5pt solid #000000" fo:border-right="0.5pt solid #000000" fo:border-top="none" fo:border-bottom="0.5pt solid #000000"/>
    </style:style>
    <style:style style:name="Table5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7" style:family="table-cell">
      <style:table-cell-properties fo:padding="0.0382in" fo:border-left="0.5pt solid #000000" fo:border-right="none" fo:border-top="none" fo:border-bottom="0.5pt solid #000000"/>
    </style:style>
    <style:style style:name="Table5.C7" style:family="table-cell">
      <style:table-cell-properties fo:padding="0.0382in" fo:border-left="0.5pt solid #000000" fo:border-right="none" fo:border-top="none" fo:border-bottom="0.5pt solid #000000"/>
    </style:style>
    <style:style style:name="Table5.D7" style:family="table-cell">
      <style:table-cell-properties fo:padding="0.0382in" fo:border-left="0.5pt solid #000000" fo:border-right="0.5pt solid #000000" fo:border-top="none" fo:border-bottom="0.5pt solid #000000"/>
    </style:style>
    <style:style style:name="Table5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8" style:family="table-cell">
      <style:table-cell-properties fo:padding="0.0382in" fo:border-left="0.5pt solid #000000" fo:border-right="none" fo:border-top="none" fo:border-bottom="0.5pt solid #000000"/>
    </style:style>
    <style:style style:name="Table5.C8" style:family="table-cell">
      <style:table-cell-properties fo:padding="0.0382in" fo:border-left="0.5pt solid #000000" fo:border-right="none" fo:border-top="none" fo:border-bottom="0.5pt solid #000000"/>
    </style:style>
    <style:style style:name="Table5.D8" style:family="table-cell">
      <style:table-cell-properties fo:padding="0.0382in" fo:border-left="0.5pt solid #000000" fo:border-right="0.5pt solid #000000" fo:border-top="none" fo:border-bottom="0.5pt solid #000000"/>
    </style:style>
    <style:style style:name="Table5.A9" style:family="table-cell">
      <style:table-cell-properties fo:padding="0.0382in" fo:border-left="0.5pt solid #000000" fo:border-right="none" fo:border-top="none" fo:border-bottom="0.5pt solid #000000"/>
    </style:style>
    <style:style style:name="Table5.C9" style:family="table-cell">
      <style:table-cell-properties fo:padding="0.0382in" fo:border-left="0.5pt solid #000000" fo:border-right="none" fo:border-top="none" fo:border-bottom="0.5pt solid #000000"/>
    </style:style>
    <style:style style:name="Table5.D9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366in" fo:margin-left="-0.1785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1.0014in"/>
    </style:style>
    <style:style style:name="Table3.C" style:family="table-column">
      <style:table-column-properties style:column-width="4.8021in"/>
    </style:style>
    <style:style style:name="Table3.1" style:family="table-row">
      <style:table-row-properties fo:background-color="#dddddd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C2" style:family="table-cell">
      <style:table-cell-properties style:vertical-align=""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3799in"/>
    </style:style>
    <style:style style:name="Table3.4" style:family="table-row">
      <style:table-row-properties style:min-row-height="0.3618in"/>
    </style:style>
    <style:style style:name="Table3.5" style:family="table-row">
      <style:table-row-properties style:min-row-height="0.3347in"/>
    </style:style>
    <style:style style:name="Table3.6" style:family="table-row">
      <style:table-row-properties style:min-row-height="0.4368in"/>
    </style:style>
    <style:style style:name="Table3.7" style:family="table-row">
      <style:table-row-properties style:min-row-height="0.3736in"/>
    </style:style>
    <style:style style:name="Table3.C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0d9865" officeooo:paragraph-rsid="000d9865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top="0in" fo:margin-bottom="0.0598in" loext:contextual-spacing="false"/>
      <style:text-properties officeooo:paragraph-rsid="001ebcfa"/>
    </style:style>
    <style:style style:name="P5" style:family="paragraph" style:parent-style-name="Text_20_body">
      <style:text-properties officeooo:rsid="00047a33" officeooo:paragraph-rsid="0006f012"/>
    </style:style>
    <style:style style:name="P6" style:family="paragraph" style:parent-style-name="Text_20_body">
      <style:text-properties officeooo:rsid="001b7c83" officeooo:paragraph-rsid="001b7c83"/>
    </style:style>
    <style:style style:name="P7" style:family="paragraph" style:parent-style-name="Text_20_body">
      <style:text-properties style:font-name="Liberation Sans" fo:font-size="14.1000003814697pt" fo:font-weight="bold" officeooo:rsid="001abcb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8" style:family="paragraph" style:parent-style-name="Text_20_body">
      <style:text-properties officeooo:paragraph-rsid="002845da"/>
    </style:style>
    <style:style style:name="P9" style:family="paragraph" style:parent-style-name="Text_20_body">
      <style:text-properties fo:font-style="italic" officeooo:paragraph-rsid="002845da" style:font-style-asian="italic" style:font-style-complex="italic"/>
    </style:style>
    <style:style style:name="P10" style:family="paragraph" style:parent-style-name="Text_20_body">
      <style:text-properties officeooo:rsid="003c1e94" officeooo:paragraph-rsid="0041214b"/>
    </style:style>
    <style:style style:name="P11" style:family="paragraph" style:parent-style-name="Text_20_body">
      <style:text-properties officeooo:paragraph-rsid="0041214b"/>
    </style:style>
    <style:style style:name="P12" style:family="paragraph" style:parent-style-name="Table_20_Contents">
      <style:paragraph-properties fo:text-align="center" style:justify-single-word="false"/>
      <style:text-properties officeooo:rsid="00047a33" officeooo:paragraph-rsid="00047a33"/>
    </style:style>
    <style:style style:name="P13" style:family="paragraph" style:parent-style-name="Table_20_Contents">
      <style:paragraph-properties fo:text-align="center" style:justify-single-word="false"/>
      <style:text-properties officeooo:rsid="00047a33" officeooo:paragraph-rsid="001404af"/>
    </style:style>
    <style:style style:name="P14" style:family="paragraph" style:parent-style-name="Table_20_Contents">
      <style:paragraph-properties fo:text-align="center" style:justify-single-word="false"/>
      <style:text-properties officeooo:rsid="00047a33" officeooo:paragraph-rsid="001ebcfa"/>
    </style:style>
    <style:style style:name="P15" style:family="paragraph" style:parent-style-name="Table_20_Contents">
      <style:text-properties officeooo:rsid="00047a33" officeooo:paragraph-rsid="00047a33"/>
    </style:style>
    <style:style style:name="P16" style:family="paragraph" style:parent-style-name="Table_20_Contents">
      <style:text-properties officeooo:rsid="00047a33" officeooo:paragraph-rsid="001404af"/>
    </style:style>
    <style:style style:name="P17" style:family="paragraph" style:parent-style-name="Table_20_Contents">
      <style:text-properties officeooo:rsid="00047a33" officeooo:paragraph-rsid="001ebcfa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417a4" officeooo:paragraph-rsid="001404af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417a4" officeooo:paragraph-rsid="001b7c8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417a4" officeooo:paragraph-rsid="001ebcfa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47a33" officeooo:paragraph-rsid="00047a33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b7c83" officeooo:paragraph-rsid="001b7c8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ebcfa" officeooo:paragraph-rsid="001ebcfa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39e198" officeooo:paragraph-rsid="0039e198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8193" officeooo:paragraph-rsid="0041214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0417a4" officeooo:paragraph-rsid="001404af"/>
    </style:style>
    <style:style style:name="P27" style:family="paragraph" style:parent-style-name="Table_20_Contents">
      <style:paragraph-properties fo:text-align="center" style:justify-single-word="false"/>
      <style:text-properties officeooo:rsid="000417a4" officeooo:paragraph-rsid="001ebcfa"/>
    </style:style>
    <style:style style:name="P28" style:family="paragraph" style:parent-style-name="Table_20_Contents">
      <style:text-properties officeooo:rsid="000417a4" officeooo:paragraph-rsid="001404af"/>
    </style:style>
    <style:style style:name="P29" style:family="paragraph" style:parent-style-name="Table_20_Contents">
      <style:text-properties officeooo:rsid="000417a4" officeooo:paragraph-rsid="001ebcfa"/>
    </style:style>
    <style:style style:name="P30" style:family="paragraph" style:parent-style-name="Table_20_Contents">
      <style:text-properties officeooo:rsid="000417a4" officeooo:paragraph-rsid="0039e198"/>
    </style:style>
    <style:style style:name="P31" style:family="paragraph" style:parent-style-name="Table_20_Contents">
      <style:text-properties officeooo:rsid="00053c4f" officeooo:paragraph-rsid="00053c4f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047a33"/>
    </style:style>
    <style:style style:name="P34" style:family="paragraph" style:parent-style-name="Table_20_Contents">
      <style:paragraph-properties fo:text-align="center" style:justify-single-word="false"/>
      <style:text-properties officeooo:paragraph-rsid="0039e198"/>
    </style:style>
    <style:style style:name="P35" style:family="paragraph" style:parent-style-name="Table_20_Contents">
      <style:text-properties officeooo:rsid="00155ee9" officeooo:paragraph-rsid="00155ee9"/>
    </style:style>
    <style:style style:name="P36" style:family="paragraph" style:parent-style-name="Table_20_Contents">
      <style:paragraph-properties fo:text-align="center" style:justify-single-word="false"/>
      <style:text-properties officeooo:rsid="00155ee9" officeooo:paragraph-rsid="00155ee9"/>
    </style:style>
    <style:style style:name="P37" style:family="paragraph" style:parent-style-name="Table_20_Contents">
      <style:paragraph-properties fo:text-align="center" style:justify-single-word="false"/>
      <style:text-properties officeooo:rsid="00155ee9" officeooo:paragraph-rsid="001ebcfa"/>
    </style:style>
    <style:style style:name="P38" style:family="paragraph" style:parent-style-name="Table_20_Contents">
      <style:text-properties officeooo:rsid="00155ee9" officeooo:paragraph-rsid="001ebcfa"/>
    </style:style>
    <style:style style:name="P39" style:family="paragraph" style:parent-style-name="Table_20_Contents">
      <style:text-properties officeooo:paragraph-rsid="001404af"/>
    </style:style>
    <style:style style:name="P40" style:family="paragraph" style:parent-style-name="Table_20_Contents">
      <style:text-properties officeooo:paragraph-rsid="001abcb5"/>
    </style:style>
    <style:style style:name="P41" style:family="paragraph" style:parent-style-name="Table_20_Contents">
      <style:paragraph-properties fo:text-align="center" style:justify-single-word="false"/>
      <style:text-properties officeooo:rsid="00206898" officeooo:paragraph-rsid="00206898"/>
    </style:style>
    <style:style style:name="P42" style:family="paragraph" style:parent-style-name="Table_20_Contents">
      <style:text-properties officeooo:paragraph-rsid="00206898"/>
    </style:style>
    <style:style style:name="P43" style:family="paragraph" style:parent-style-name="Table_20_Contents">
      <style:text-properties officeooo:rsid="0039e198" officeooo:paragraph-rsid="0039e198"/>
    </style:style>
    <style:style style:name="P44" style:family="paragraph" style:parent-style-name="Table_20_Contents">
      <style:paragraph-properties fo:text-align="center" style:justify-single-word="false"/>
      <style:text-properties officeooo:rsid="0039e198" officeooo:paragraph-rsid="0039e198"/>
    </style:style>
    <style:style style:name="P45" style:family="paragraph" style:parent-style-name="Table_20_Contents">
      <style:text-properties officeooo:paragraph-rsid="003c1e94"/>
    </style:style>
    <style:style style:name="P46" style:family="paragraph" style:parent-style-name="Table_20_Contents">
      <style:text-properties officeooo:rsid="003dff35" officeooo:paragraph-rsid="003dff35"/>
    </style:style>
    <style:style style:name="P47" style:family="paragraph" style:parent-style-name="Table_20_Contents">
      <style:text-properties officeooo:paragraph-rsid="003dff35"/>
    </style:style>
    <style:style style:name="P48" style:family="paragraph" style:parent-style-name="Table_20_Contents">
      <style:text-properties style:text-line-through-style="none" style:text-line-through-type="none" officeooo:rsid="003dff35" officeooo:paragraph-rsid="003dff35"/>
    </style:style>
    <style:style style:name="P49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3dff35" officeooo:paragraph-rsid="003dff35"/>
    </style:style>
    <style:style style:name="P50" style:family="paragraph" style:parent-style-name="Table_20_Contents">
      <style:text-properties fo:font-size="10pt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1b7c83" officeooo:paragraph-rsid="001b7c83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1c5cd3" officeooo:paragraph-rsid="001c5cd3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officeooo:rsid="0008b2d9" officeooo:paragraph-rsid="0044e55d"/>
    </style:style>
    <style:style style:name="P54" style:family="paragraph" style:parent-style-name="Table_20_Contents">
      <style:paragraph-properties fo:text-align="center" style:justify-single-word="false"/>
      <style:text-properties officeooo:rsid="0008b2d9" officeooo:paragraph-rsid="0045f415"/>
    </style:style>
    <style:style style:name="P55" style:family="paragraph" style:parent-style-name="Table_20_Contents">
      <style:paragraph-properties fo:text-align="start" style:justify-single-word="false"/>
      <style:text-properties officeooo:rsid="0008b2d9" officeooo:paragraph-rsid="0041214b"/>
    </style:style>
    <style:style style:name="P56" style:family="paragraph" style:parent-style-name="Table_20_Contents">
      <style:paragraph-properties fo:text-align="center" style:justify-single-word="false"/>
      <style:text-properties officeooo:rsid="00078193" officeooo:paragraph-rsid="0042efef"/>
    </style:style>
    <style:style style:name="P57" style:family="paragraph" style:parent-style-name="Table_20_Contents">
      <style:text-properties fo:color="#000080" officeooo:paragraph-rsid="0041214b"/>
    </style:style>
    <style:style style:name="P58" style:family="paragraph" style:parent-style-name="Table_20_Contents">
      <style:paragraph-properties fo:text-align="center" style:justify-single-word="false"/>
      <style:text-properties officeooo:rsid="0045f415" officeooo:paragraph-rsid="0045f415"/>
    </style:style>
    <style:style style:name="P59" style:family="paragraph" style:parent-style-name="Table_20_Contents">
      <style:paragraph-properties fo:text-align="start" style:justify-single-word="false"/>
      <style:text-properties officeooo:paragraph-rsid="0041214b"/>
    </style:style>
    <style:style style:name="P6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1" style:family="paragraph" style:parent-style-name="Standard">
      <style:text-properties officeooo:rsid="00047a33" officeooo:paragraph-rsid="003c1e94"/>
    </style:style>
    <style:style style:name="P62" style:family="paragraph" style:parent-style-name="Preformatted_20_Text">
      <style:text-properties fo:font-size="10pt" style:font-size-asian="10pt" style:font-size-complex="10pt"/>
    </style:style>
    <style:style style:name="P6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9pt" style:font-size-asian="9pt" style:font-size-complex="9pt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9pt" style:font-size-asian="9pt" style:font-size-complex="9pt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9pt" officeooo:rsid="0009d452" officeooo:paragraph-rsid="0042efef" style:font-size-asian="9pt" style:font-size-complex="9pt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9pt" officeooo:paragraph-rsid="0042efef" style:font-size-asian="9pt" style:font-size-complex="9pt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800000" fo:font-size="10pt" style:font-size-asian="10pt" style:font-size-complex="10pt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0pt" officeooo:paragraph-rsid="001c5cd3" style:font-size-asian="10pt" style:font-size-complex="10pt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42efef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ize="10pt" officeooo:paragraph-rsid="001c5cd3" style:font-size-asian="10pt" style:font-size-complex="10pt"/>
    </style:style>
    <style:style style:name="P72" style:family="paragraph" style:parent-style-name="Preformatted_20_Text">
      <style:paragraph-properties fo:margin-top="0in" fo:margin-bottom="0in" loext:contextual-spacing="false"/>
      <style:text-properties fo:font-size="9pt" officeooo:rsid="003c1e94" officeooo:paragraph-rsid="0042efef" style:font-size-asian="9pt" style:font-size-complex="9pt"/>
    </style:style>
    <style:style style:name="P73" style:family="paragraph" style:parent-style-name="Preformatted_20_Text">
      <style:paragraph-properties fo:margin-top="0in" fo:margin-bottom="0in" loext:contextual-spacing="false"/>
      <style:text-properties fo:font-size="9pt" officeooo:paragraph-rsid="0041214b" style:font-size-asian="9pt" style:font-size-complex="9pt"/>
    </style:style>
    <style:style style:name="P74" style:family="paragraph" style:parent-style-name="Table_20_Contents">
      <style:paragraph-properties fo:margin-top="0in" fo:margin-bottom="0.0402in" loext:contextual-spacing="false"/>
      <style:text-properties fo:font-size="10pt" style:font-size-asian="10pt" style:font-size-complex="10pt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76" style:family="paragraph" style:parent-style-name="Heading_20_1" style:list-style-name=""/>
    <style:style style:name="P77" style:family="paragraph" style:parent-style-name="Heading_20_1">
      <style:paragraph-properties fo:break-before="page"/>
    </style:style>
    <style:style style:name="P78" style:family="paragraph" style:parent-style-name="Heading_20_2">
      <style:text-properties officeooo:paragraph-rsid="0047d7f5"/>
    </style:style>
    <style:style style:name="P79" style:family="paragraph" style:parent-style-name="Heading_20_2">
      <style:text-properties officeooo:paragraph-rsid="003c1e94"/>
    </style:style>
    <style:style style:name="P80" style:family="paragraph" style:parent-style-name="Heading_20_2">
      <style:text-properties officeooo:paragraph-rsid="0041214b"/>
    </style:style>
    <style:style style:name="P81" style:family="paragraph" style:parent-style-name="Heading_20_2">
      <style:paragraph-properties fo:margin-top="0.1402in" fo:margin-bottom="0.0799in" loext:contextual-spacing="false"/>
      <style:text-properties officeooo:paragraph-rsid="001404af"/>
    </style:style>
    <style:style style:name="P82" style:family="paragraph" style:parent-style-name="Heading_20_2">
      <style:paragraph-properties fo:margin-top="0.1402in" fo:margin-bottom="0.0799in" loext:contextual-spacing="false" fo:break-before="page"/>
      <style:text-properties officeooo:paragraph-rsid="001404af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3" style:list-style-name="">
      <style:text-properties style:font-name="Liberation Sans" fo:font-size="14.1000003814697pt" fo:font-weight="bold" officeooo:rsid="00358966" officeooo:paragraph-rsid="0041214b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85" style:family="paragraph" style:parent-style-name="Heading_20_3">
      <style:paragraph-properties fo:break-before="page"/>
    </style:style>
    <style:style style:name="P86" style:family="paragraph" style:parent-style-name="Text_20_body">
      <style:text-properties style:font-name="Liberation Sans" fo:font-size="14.1000003814697pt" fo:font-weight="bold" officeooo:rsid="0047d7f5" officeooo:paragraph-rsid="0047d7f5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87" style:family="paragraph" style:parent-style-name="Text_20_body" style:list-style-name="L1">
      <style:paragraph-properties fo:margin-top="0in" fo:margin-bottom="0in" loext:contextual-spacing="false"/>
    </style:style>
    <style:style style:name="P88" style:family="paragraph">
      <style:paragraph-properties fo:margin-left="0in" fo:margin-right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true" loext:hyphenation-no-caps="false"/>
    </style:style>
    <style:style style:name="P89" style:family="paragraph">
      <loext:graphic-properties draw:fill="solid" draw:fill-color="#eeeeee"/>
      <style:paragraph-properties fo:margin-left="0in" fo:margin-right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erminal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 loext:hyphenation-no-caps="false"/>
    </style:style>
    <style:style style:name="T1" style:family="text">
      <style:text-properties officeooo:rsid="0006f012"/>
    </style:style>
    <style:style style:name="T2" style:family="text">
      <style:text-properties officeooo:rsid="00078193"/>
    </style:style>
    <style:style style:name="T3" style:family="text">
      <style:text-properties officeooo:rsid="000effa5"/>
    </style:style>
    <style:style style:name="T4" style:family="text">
      <style:text-properties officeooo:rsid="0011aa93"/>
    </style:style>
    <style:style style:name="T5" style:family="text">
      <style:text-properties officeooo:rsid="00053c4f"/>
    </style:style>
    <style:style style:name="T6" style:family="text">
      <style:text-properties officeooo:rsid="00047a33"/>
    </style:style>
    <style:style style:name="T7" style:family="text">
      <style:text-properties fo:font-weight="bold" officeooo:rsid="00078193" style:font-weight-asian="bold" style:font-weight-complex="bold"/>
    </style:style>
    <style:style style:name="T8" style:family="text">
      <style:text-properties officeooo:rsid="0008b2d9"/>
    </style:style>
    <style:style style:name="T9" style:family="text">
      <style:text-properties fo:font-style="italic" officeooo:rsid="0039e198" style:font-style-asian="italic" style:font-style-complex="italic"/>
    </style:style>
    <style:style style:name="T10" style:family="text">
      <style:text-properties style:font-name="Liberation Sans" fo:font-size="16pt" fo:font-weight="bold" officeooo:rsid="00155ee9" style:font-name-asian="Microsoft YaHei" style:font-size-asian="16pt" style:font-weight-asian="bold" style:font-name-complex="Lucida Sans" style:font-size-complex="16pt" style:font-weight-complex="bold"/>
    </style:style>
    <style:style style:name="T11" style:family="text">
      <style:text-properties style:font-name="Liberation Sans" fo:font-size="14.1000003814697pt" fo:font-weight="bold" officeooo:rsid="00358966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2" style:family="text">
      <style:text-properties officeooo:rsid="00171151"/>
    </style:style>
    <style:style style:name="T13" style:family="text">
      <style:text-properties officeooo:rsid="00182582"/>
    </style:style>
    <style:style style:name="T14" style:family="text">
      <style:text-properties officeooo:rsid="00199dc0"/>
    </style:style>
    <style:style style:name="T15" style:family="text">
      <style:text-properties officeooo:rsid="001abcb5"/>
    </style:style>
    <style:style style:name="T16" style:family="text">
      <style:text-properties fo:color="#808000"/>
    </style:style>
    <style:style style:name="T17" style:family="text">
      <style:text-properties fo:color="#c0c0c0"/>
    </style:style>
    <style:style style:name="T18" style:family="text">
      <style:text-properties fo:color="#c0c0c0" officeooo:rsid="001dffc0"/>
    </style:style>
    <style:style style:name="T19" style:family="text">
      <style:text-properties fo:color="#c0c0c0" officeooo:rsid="00206898"/>
    </style:style>
    <style:style style:name="T20" style:family="text">
      <style:text-properties fo:color="#c0c0c0" fo:font-size="9pt" style:font-size-asian="9pt" style:font-size-complex="9pt"/>
    </style:style>
    <style:style style:name="T21" style:family="text">
      <style:text-properties fo:color="#800080"/>
    </style:style>
    <style:style style:name="T22" style:family="text">
      <style:text-properties fo:color="#800080" fo:font-weight="bold"/>
    </style:style>
    <style:style style:name="T23" style:family="text">
      <style:text-properties fo:color="#800000"/>
    </style:style>
    <style:style style:name="T24" style:family="text">
      <style:text-properties fo:color="#008000"/>
    </style:style>
    <style:style style:name="T25" style:family="text">
      <style:text-properties fo:color="#008000" officeooo:rsid="001dffc0"/>
    </style:style>
    <style:style style:name="T26" style:family="text">
      <style:text-properties fo:color="#008000" officeooo:rsid="00206898"/>
    </style:style>
    <style:style style:name="T27" style:family="text">
      <style:text-properties fo:color="#008000" fo:font-style="italic" style:text-underline-style="none" style:font-style-asian="italic" style:font-style-complex="italic"/>
    </style:style>
    <style:style style:name="T28" style:family="text">
      <style:text-properties fo:color="#008000" fo:font-style="italic" style:text-underline-style="none" officeooo:rsid="00206898" style:font-style-asian="italic" style:font-style-complex="italic"/>
    </style:style>
    <style:style style:name="T29" style:family="text">
      <style:text-properties fo:color="#008000" fo:font-size="11pt" style:font-size-asian="11pt" style:font-size-complex="11pt"/>
    </style:style>
    <style:style style:name="T30" style:family="text">
      <style:text-properties fo:color="#008000" fo:font-size="11pt" officeooo:rsid="00206898" style:font-size-asian="11pt" style:font-size-complex="11pt"/>
    </style:style>
    <style:style style:name="T31" style:family="text">
      <style:text-properties fo:color="#008000" officeooo:rsid="0041214b"/>
    </style:style>
    <style:style style:name="T32" style:family="text">
      <style:text-properties fo:color="#008000" fo:font-size="9pt" style:font-size-asian="9pt" style:font-size-complex="9pt"/>
    </style:style>
    <style:style style:name="T33" style:family="text">
      <style:text-properties fo:color="#008000" fo:font-size="9pt" officeooo:rsid="0044e55d" style:font-size-asian="9pt" style:font-size-complex="9pt"/>
    </style:style>
    <style:style style:name="T34" style:family="text">
      <style:text-properties fo:color="#008000" fo:font-size="9pt" officeooo:rsid="004b47e2" style:font-size-asian="9pt" style:font-size-complex="9pt"/>
    </style:style>
    <style:style style:name="T35" style:family="text">
      <style:text-properties fo:color="#008000" style:font-name="Liberation Mono" fo:font-size="9pt" officeooo:rsid="0042efef" style:font-name-asian="NSimSun1" style:font-size-asian="9pt" style:font-name-complex="Liberation Mono" style:font-size-complex="9pt"/>
    </style:style>
    <style:style style:name="T36" style:family="text">
      <style:text-properties fo:color="#008000" style:font-name="Liberation Mono" fo:font-size="9pt" officeooo:rsid="00467704" style:font-name-asian="NSimSun1" style:font-size-asian="9pt" style:font-name-complex="Liberation Mono" style:font-size-complex="9pt"/>
    </style:style>
    <style:style style:name="T37" style:family="text">
      <style:text-properties fo:color="#008000" style:font-name="Liberation Mono" fo:font-size="9pt" officeooo:rsid="004b47e2" style:font-name-asian="NSimSun1" style:font-size-asian="9pt" style:font-name-complex="Liberation Mono" style:font-size-complex="9pt"/>
    </style:style>
    <style:style style:name="T38" style:family="text">
      <style:text-properties officeooo:rsid="001b7c83"/>
    </style:style>
    <style:style style:name="T39" style:family="text">
      <style:text-properties officeooo:rsid="001c5cd3"/>
    </style:style>
    <style:style style:name="T40" style:family="text">
      <style:text-properties fo:color="#000080"/>
    </style:style>
    <style:style style:name="T41" style:family="text">
      <style:text-properties fo:color="#000080" fo:font-style="normal" style:text-underline-style="none" style:font-style-asian="normal" style:font-style-complex="normal"/>
    </style:style>
    <style:style style:name="T42" style:family="text">
      <style:text-properties fo:color="#000080" fo:font-style="normal" style:text-underline-style="none" officeooo:rsid="00206898" style:font-style-asian="normal" style:font-style-complex="normal"/>
    </style:style>
    <style:style style:name="T43" style:family="text">
      <style:text-properties fo:color="#000080" fo:font-style="italic" style:text-underline-style="none" style:font-style-asian="italic" style:font-style-complex="italic"/>
    </style:style>
    <style:style style:name="T44" style:family="text">
      <style:text-properties fo:color="#000080" fo:font-style="italic" style:text-underline-style="none" officeooo:rsid="00206898" style:font-style-asian="italic" style:font-style-complex="italic"/>
    </style:style>
    <style:style style:name="T45" style:family="text">
      <style:text-properties style:font-name="Liberation Mono" officeooo:rsid="001dffc0" style:font-name-asian="NSimSun1" style:font-name-complex="Liberation Mono"/>
    </style:style>
    <style:style style:name="T46" style:family="text">
      <style:text-properties officeooo:rsid="001ebcfa"/>
    </style:style>
    <style:style style:name="T47" style:family="text">
      <style:text-properties officeooo:rsid="001ebcfa" style:font-size-asian="12pt" style:font-name-complex="Lucida Sans1"/>
    </style:style>
    <style:style style:name="T48" style:family="text">
      <style:text-properties officeooo:rsid="003dff35" style:font-size-asian="12pt" style:font-name-complex="Lucida Sans1"/>
    </style:style>
    <style:style style:name="T49" style:family="text">
      <style:text-properties officeooo:rsid="000417a4"/>
    </style:style>
    <style:style style:name="T50" style:family="text">
      <style:text-properties officeooo:rsid="00206898"/>
    </style:style>
    <style:style style:name="T51" style:family="text">
      <style:text-properties officeooo:rsid="0026cd7b"/>
    </style:style>
    <style:style style:name="T52" style:family="text">
      <style:text-properties officeooo:rsid="0039e198"/>
    </style:style>
    <style:style style:name="T53" style:family="text">
      <style:text-properties officeooo:rsid="003c1e94"/>
    </style:style>
    <style:style style:name="T54" style:family="text">
      <style:text-properties officeooo:rsid="0041214b"/>
    </style:style>
    <style:style style:name="T55" style:family="text">
      <style:text-properties officeooo:rsid="0042efef"/>
    </style:style>
    <style:style style:name="T56" style:family="text">
      <style:text-properties fo:font-size="9pt" style:font-size-asian="9pt" style:font-size-complex="9pt"/>
    </style:style>
    <style:style style:name="T57" style:family="text">
      <style:text-properties officeooo:rsid="0045f415"/>
    </style:style>
    <style:style style:name="T58" style:family="text">
      <style:text-properties officeooo:rsid="0049a7c8"/>
    </style:style>
    <style:style style:name="T59" style:family="text">
      <style:text-properties officeooo:rsid="004b47e2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erminal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draw:textarea-vertical-align="top" fo:min-height="1.1673in" fo:padding-left="0.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bookmark-start text:name="__RefHeading___Toc7_3842457412 Copy 1"/>Serial Control Message<text:bookmark-end text:name="__RefHeading___Toc7_3842457412 Copy 1"/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7_3842457412" text:style-name="Index_20_Link" text:visited-style-name="Index_20_Link">Serial Control Message Communication<text:tab/>2</text:a></text:p>
          <text:p text:style-name="P3"><text:a xlink:type="simple" xlink:href="#__RefHeading___Toc1834_1357387880" text:style-name="Index_20_Link" text:visited-style-name="Index_20_Link">Serialized SCM Format<text:tab/>2</text:a></text:p>
          <text:p text:style-name="P60"><text:a xlink:type="simple" xlink:href="#__RefHeading___Toc428_3842457412" text:style-name="Index_20_Link" text:visited-style-name="Index_20_Link">Table 1. Serialized Wire Message Format<text:tab/>2</text:a></text:p>
          <text:p text:style-name="P3"><text:a xlink:type="simple" xlink:href="#__RefHeading___Toc69_3842457412" text:style-name="Index_20_Link" text:visited-style-name="Index_20_Link">Commands Format and payload<text:tab/>3</text:a></text:p>
          <text:p text:style-name="P60"><text:a xlink:type="simple" xlink:href="#__RefHeading___Toc432_3842457412" text:style-name="Index_20_Link" text:visited-style-name="Index_20_Link">Table 2. Serial Command Format and payload<text:tab/>3</text:a></text:p>
          <text:p text:style-name="P3"><text:a xlink:type="simple" xlink:href="#__RefHeading___Toc3679_128529379" text:style-name="Index_20_Link" text:visited-style-name="Index_20_Link">Joystick direction &amp; velocity<text:tab/>4</text:a></text:p>
          <text:p text:style-name="P60"><text:a xlink:type="simple" xlink:href="#__RefHeading___Toc1155_2194949985" text:style-name="Index_20_Link" text:visited-style-name="Index_20_Link">Velocity values<text:tab/>4</text:a></text:p>
          <text:p text:style-name="P60"><text:a xlink:type="simple" xlink:href="#__RefHeading___Toc3683_128529379" text:style-name="Index_20_Link" text:visited-style-name="Index_20_Link">Serialized binary payload for velocity<text:tab/>4</text:a></text:p>
          <text:p text:style-name="P60"><text:a xlink:type="simple" xlink:href="#__RefHeading___Toc8578_128529379" text:style-name="Index_20_Link" text:visited-style-name="Index_20_Link">Table 3. Serialized Wire velocity<text:tab/>4</text:a></text:p>
          <text:p text:style-name="P60"><text:a xlink:type="simple" xlink:href="#__RefHeading___Toc8576_128529379" text:style-name="Index_20_Link" text:visited-style-name="Index_20_Link">Table 4. Serialized Wire Message for Joystick Move commands<text:tab/>4</text:a></text:p>
          <text:p text:style-name="P3"><text:a xlink:type="simple" xlink:href="#__RefHeading___Toc1141_2194949985" text:style-name="Index_20_Link" text:visited-style-name="Index_20_Link">SCM script format<text:tab/>5</text:a></text:p>
          <text:p text:style-name="P60"><text:a xlink:type="simple" xlink:href="#__RefHeading___Toc430_3842457412" text:style-name="Index_20_Link" text:visited-style-name="Index_20_Link">Table 5. Command script formats (json)<text:tab/>5</text:a></text:p>
          <text:p text:style-name="P60"><text:a xlink:type="simple" xlink:href="#__RefHeading___Toc3677_128529379" text:style-name="Index_20_Link" text:visited-style-name="Index_20_Link">Script file example<text:tab/>6</text:a></text:p>
        </text:index-body>
      </text:table-of-content>
      <text:p text:style-name="P8"/>
      <text:p text:style-name="P9"/>
      <text:h text:style-name="P76" text:outline-level="1"/>
      <text:h text:style-name="P77" text:outline-level="1"><text:bookmark-start text:name="__RefHeading___Toc7_3842457412"/>Serial Control Message Communication<text:bookmark-end text:name="__RefHeading___Toc7_3842457412"/></text:h>
      <text:p text:style-name="P5"><text:span text:style-name="T1">Serial Control Message (‘SCM’ further in this document) </text:span><text:span text:style-name="T2">Communication</text:span><text:span text:style-name="T1"> is i</text:span>nitiated from PC <text:span text:style-name="T2">(Python </text:span><text:span text:style-name="T1">script or </text:span><text:span text:style-name="T2">Linux </text:span><text:span text:style-name="T12">G</text:span><text:span text:style-name="T2">UI </text:span><text:span text:style-name="T1">App</text:span><text:span text:style-name="T2">)</text:span><text:span text:style-name="T1"> to deliver </text:span><text:span text:style-name="T2">controlling </text:span><text:span text:style-name="T1">commands to </text:span><text:span text:style-name="T2">a </text:span><text:span text:style-name="T1">FLX device (primarily Handle Controller) via serial port (USB) for development purposes </text:span>and <text:span text:style-name="T1">test </text:span>automation.</text:p>
      <text:h text:style-name="P78" text:outline-level="2" text:is-list-header="true"><text:bookmark-start text:name="__RefHeading___Toc1834_1357387880"/><text:span text:style-name="T10">Serialized SCM </text:span>Format<text:bookmark-end text:name="__RefHeading___Toc1834_1357387880"/></text:h>
      <text:h text:style-name="Heading_20_3" text:outline-level="3"><text:bookmark-start text:name="__RefHeading___Toc428_3842457412"/>Table 1. Serialized Wire Message Format<text:bookmark-end text:name="__RefHeading___Toc428_384245741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8">Field <text:span text:style-name="T52">and </text:span>Size <text:span text:style-name="T52">in bytes</text:span></text:p>
          </table:table-cell>
          <table:covered-table-cell/>
          <table:covered-table-cell/>
          <table:table-cell table:style-name="Table1.A1" office:value-type="string">
            <text:p text:style-name="P18">Comments</text:p>
          </table:table-cell>
          <table:table-cell table:style-name="Table1.E1" office:value-type="string">
            <text:p text:style-name="P24">References <text:line-break/>(source code)</text:p>
          </table:table-cell>
        </table:table-row>
        <table:table-row table:style-name="TableLine94270175394112">
          <table:table-cell table:style-name="Table1.A4" table:number-columns-spanned="2" office:value-type="string">
            <text:p text:style-name="P43">Message Prefix</text:p>
          </table:table-cell>
          <table:covered-table-cell/>
          <table:table-cell table:style-name="Table1.C2" office:value-type="string">
            <text:p text:style-name="P26">3</text:p>
          </table:table-cell>
          <table:table-cell table:style-name="Table1.D2" office:value-type="string">
            <text:p text:style-name="P28"><text:span text:style-name="T1">Common s</text:span>tart transmission indicator, reserved: ‘B’,’g’,’n’</text:p>
          </table:table-cell>
          <table:table-cell table:style-name="Table1.E4" table:number-rows-spanned="3" office:value-type="string">
            <text:p text:style-name="P28">flxbot-firmware/flx/include/flx/communications/serial/ros_wire_message.hpp</text:p>
          </table:table-cell>
        </table:table-row>
        <table:table-row table:style-name="TableLine94270175396496">
          <table:table-cell table:style-name="Table1.A4" table:number-columns-spanned="2" office:value-type="string">
            <text:p text:style-name="P43">Message type</text:p>
          </table:table-cell>
          <table:covered-table-cell/>
          <table:table-cell table:style-name="Table1.C3" office:value-type="string">
            <text:p text:style-name="P26">1</text:p>
          </table:table-cell>
          <table:table-cell table:style-name="Table1.D3" office:value-type="string">
            <text:p text:style-name="P28">Message type for serial control communication reserved <text:span text:style-name="T1">value </text:span>10 <text:span text:style-name="T1">(decimal) equ</text:span><text:span text:style-name="T4">al </text:span><text:span text:style-name="T1">to </text:span>“String” in FLX message types</text:p>
          </table:table-cell>
          <table:covered-table-cell/>
        </table:table-row>
        <table:table-row table:style-name="TableLine94270175398352">
          <table:table-cell table:style-name="Table1.A4" table:number-columns-spanned="2" office:value-type="string">
            <text:p text:style-name="P28">crc8</text:p>
          </table:table-cell>
          <table:covered-table-cell/>
          <table:table-cell table:style-name="Table1.C4" office:value-type="string">
            <text:p text:style-name="P26">1</text:p>
          </table:table-cell>
          <table:table-cell table:style-name="Table1.D4" office:value-type="string">
            <text:p text:style-name="P28">Standard CRC8 algorithm <text:span text:style-name="T5">calculated </text:span>for the first 4 bytes</text:p>
          </table:table-cell>
          <table:covered-table-cell/>
        </table:table-row>
        <table:table-row table:style-name="Table1.5">
          <table:table-cell table:style-name="Table1.A8" table:number-rows-spanned="4" office:value-type="string">
            <text:p text:style-name="P34"><text:span text:style-name="T52">serialized <text:s/></text:span><text:span text:style-name="T6">p</text:span><text:span text:style-name="T49">ayload</text:span></text:p>
          </table:table-cell>
          <table:table-cell table:style-name="Table1.B5" office:value-type="string">
            <text:p text:style-name="P35"><text:span text:style-name="T52">command </text:span>type</text:p>
          </table:table-cell>
          <table:table-cell table:style-name="Table1.C5" office:value-type="string">
            <text:p text:style-name="P36">1</text:p>
          </table:table-cell>
          <table:table-cell table:style-name="Table1.D5" office:value-type="string">
            <text:p text:style-name="P35">Reserved value 42 (decimal) for further extensions</text:p>
          </table:table-cell>
          <table:table-cell table:style-name="Table1.E8" table:number-rows-spanned="4" office:value-type="string">
            <text:p text:style-name="P35">flxbot-firmware/flx/include/flx/communications/serial/serial_command_type.hpp</text:p>
          </table:table-cell>
        </table:table-row>
        <table:table-row table:style-name="TableLine94270175404608">
          <table:covered-table-cell/>
          <table:table-cell table:style-name="Table1.B6" office:value-type="string">
            <text:p text:style-name="P28"><text:span text:style-name="T52">c</text:span>ommand <text:span text:style-name="T6">id</text:span></text:p>
          </table:table-cell>
          <table:table-cell table:style-name="Table1.C6" office:value-type="string">
            <text:p text:style-name="P26">1</text:p>
          </table:table-cell>
          <table:table-cell table:style-name="Table1.D6" office:value-type="string">
            <text:p text:style-name="P28">Reserved command ID as defined by Table 2.</text:p>
          </table:table-cell>
          <table:covered-table-cell/>
        </table:table-row>
        <table:table-row table:style-name="TableLine94270175408096">
          <table:covered-table-cell/>
          <table:table-cell table:style-name="Table1.B8" office:value-type="string">
            <text:p text:style-name="P30"><text:span text:style-name="T52">command p</text:span><text:span text:style-name="T58">ayload </text:span><text:span text:style-name="T52">size</text:span></text:p>
          </table:table-cell>
          <table:table-cell table:style-name="Table1.C8" office:value-type="string">
            <text:p text:style-name="P44">1</text:p>
          </table:table-cell>
          <table:table-cell table:style-name="Table1.D8" office:value-type="string">
            <text:p text:style-name="P43">[0..8] value indicating following command payload</text:p>
          </table:table-cell>
          <table:covered-table-cell/>
        </table:table-row>
        <table:table-row table:style-name="TableLine94270175411792">
          <table:covered-table-cell/>
          <table:table-cell table:style-name="Table1.B8" office:value-type="string">
            <text:p text:style-name="P43">command payload </text:p>
          </table:table-cell>
          <table:table-cell table:style-name="Table1.C8" office:value-type="string">
            <text:p text:style-name="P44">-</text:p>
          </table:table-cell>
          <table:table-cell table:style-name="Table1.D8" office:value-type="string">
            <text:p text:style-name="P39"><text:span text:style-name="T52">Variable c</text:span><text:span text:style-name="T6">ommand dependent serialized payload up to </text:span><text:span text:style-name="T52">8</text:span><text:span text:style-name="T6"> bytes </text:span><text:span text:style-name="T13">inclusive</text:span></text:p>
          </table:table-cell>
          <table:covered-table-cell/>
        </table:table-row>
        <table:table-row table:style-name="TableLine94270175414096">
          <table:table-cell table:style-name="Table1.A9" table:number-columns-spanned="2" office:value-type="string">
            <text:p text:style-name="P16">crc16</text:p>
          </table:table-cell>
          <table:covered-table-cell/>
          <table:table-cell table:style-name="Table1.C9" office:value-type="string">
            <text:p text:style-name="P13">2</text:p>
          </table:table-cell>
          <table:table-cell table:style-name="Table1.D9" office:value-type="string">
            <text:p text:style-name="P16">Standard CRC16 algorithm <text:span text:style-name="T5">calculated </text:span>for <text:span text:style-name="T1"><text:s/></text:span><text:span text:style-name="T52">the whole </text:span><text:span text:style-name="T9">serialized payload</text:span></text:p>
          </table:table-cell>
          <table:table-cell table:style-name="Table1.E9" office:value-type="string">
            <text:p text:style-name="P16"/>
          </table:table-cell>
        </table:table-row>
      </table:table>
      <text:h text:style-name="P81" text:outline-level="2" text:is-list-header="true"/>
      <text:h text:style-name="P82" text:outline-level="2"><text:bookmark-start text:name="__RefHeading___Toc69_3842457412"/>Command<text:span text:style-name="T3">s</text:span> Format and payload<text:bookmark-end text:name="__RefHeading___Toc69_3842457412"/></text:h>
      <text:h text:style-name="Heading_20_3" text:outline-level="3"><text:bookmark-start text:name="__RefHeading___Toc432_3842457412"/>Table 2. <text:span text:style-name="T5">Serial </text:span>Command Format and payload<text:bookmark-end text:name="__RefHeading___Toc432_3842457412"/>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Command name</text:p>
          </table:table-cell>
          <table:table-cell table:style-name="Table2.B1" office:value-type="string">
            <text:p text:style-name="P21">Command ID</text:p>
          </table:table-cell>
          <table:table-cell table:style-name="Table2.C1" office:value-type="string">
            <text:p text:style-name="P21">Payload</text:p>
          </table:table-cell>
        </table:table-row>
        <table:table-row table:style-name="TableLine94270175448336">
          <table:table-cell table:style-name="Table2.A7" office:value-type="string">
            <text:p text:style-name="P15">Joystick button click (single)</text:p>
          </table:table-cell>
          <table:table-cell table:style-name="Table2.B7" office:value-type="string">
            <text:p text:style-name="P12">‘K’</text:p>
          </table:table-cell>
          <table:table-cell table:style-name="Table2.C2" office:value-type="string">
            <text:p text:style-name="P31">none</text:p>
          </table:table-cell>
        </table:table-row>
        <table:table-row table:style-name="TableLine94270175450192">
          <table:table-cell table:style-name="Table2.A7" office:value-type="string">
            <text:p text:style-name="P15">LEFT (Joystick single move)</text:p>
          </table:table-cell>
          <table:table-cell table:style-name="Table2.B7" office:value-type="string">
            <text:p text:style-name="P32">‘<text:span text:style-name="T6">L’</text:span></text:p>
          </table:table-cell>
          <table:table-cell table:style-name="Table2.C3" office:value-type="string">
            <text:p text:style-name="P31">none</text:p>
          </table:table-cell>
        </table:table-row>
        <table:table-row table:style-name="TableLine94270175451344">
          <table:table-cell table:style-name="Table2.A7" office:value-type="string">
            <text:p text:style-name="P15">RIGHT (Joystick single move)</text:p>
          </table:table-cell>
          <table:table-cell table:style-name="Table2.B7" office:value-type="string">
            <text:p text:style-name="P32">‘<text:span text:style-name="T6">R’</text:span></text:p>
          </table:table-cell>
          <table:table-cell table:style-name="Table2.C4" office:value-type="string">
            <text:p text:style-name="P31">none</text:p>
          </table:table-cell>
        </table:table-row>
        <table:table-row table:style-name="TableLine94270175452672">
          <table:table-cell table:style-name="Table2.A7" office:value-type="string">
            <text:p text:style-name="P15">UP (Joystick single move)</text:p>
          </table:table-cell>
          <table:table-cell table:style-name="Table2.B7" office:value-type="string">
            <text:p text:style-name="P32">‘<text:span text:style-name="T6">U’</text:span></text:p>
          </table:table-cell>
          <table:table-cell table:style-name="Table2.C5" office:value-type="string">
            <text:p text:style-name="P31">none</text:p>
          </table:table-cell>
        </table:table-row>
        <table:table-row table:style-name="TableLine94270175453952">
          <table:table-cell table:style-name="Table2.A7" office:value-type="string">
            <text:p text:style-name="P15">DOWN (Joystick single move)</text:p>
          </table:table-cell>
          <table:table-cell table:style-name="Table2.B7" office:value-type="string">
            <text:p text:style-name="P32">‘<text:span text:style-name="T6">D’</text:span></text:p>
          </table:table-cell>
          <table:table-cell table:style-name="Table2.C6" office:value-type="string">
            <text:p text:style-name="P31">none</text:p>
          </table:table-cell>
        </table:table-row>
        <table:table-row table:style-name="TableLine94270175455184">
          <table:table-cell table:style-name="Table2.A7" office:value-type="string">
            <text:p text:style-name="P15">Rear button click (single)</text:p>
          </table:table-cell>
          <table:table-cell table:style-name="Table2.B7" office:value-type="string">
            <text:p text:style-name="P33">‘<text:span text:style-name="T6">r’</text:span></text:p>
          </table:table-cell>
          <table:table-cell table:style-name="Table2.C7" office:value-type="string">
            <text:p text:style-name="P31">none</text:p>
          </table:table-cell>
        </table:table-row>
        <table:table-row table:style-name="TableLine94270175456528">
          <table:table-cell table:style-name="Table2.A9" office:value-type="string">
            <text:p text:style-name="P15">Joystick BendRotateVelocityTarget</text:p>
          </table:table-cell>
          <table:table-cell table:style-name="Table2.B9" office:value-type="string">
            <text:p text:style-name="P32">‘<text:span text:style-name="T53">B</text:span><text:span text:style-name="T6">’</text:span></text:p>
          </table:table-cell>
          <table:table-cell table:style-name="Table2.C8" office:value-type="string">
            <text:p text:style-name="P40"><text:span text:style-name="T53">8</text:span><text:span text:style-name="T38"> bytes as defined </text:span><text:span text:style-name="T15">in Table 5.</text:span></text:p>
          </table:table-cell>
        </table:table-row>
        <table:table-row table:style-name="TableLine94270175458960">
          <table:table-cell table:style-name="Table2.A9" office:value-type="string">
            <text:p text:style-name="P61">Joystick PanTiltVelocityTarget</text:p>
          </table:table-cell>
          <table:table-cell table:style-name="Table2.B9" office:value-type="string">
            <text:p text:style-name="P32">‘<text:span text:style-name="T53">P’</text:span></text:p>
          </table:table-cell>
          <table:table-cell table:style-name="Table2.C9" office:value-type="string">
            <text:p text:style-name="P45"><text:span text:style-name="T53">8</text:span><text:span text:style-name="T38"> bytes as defined </text:span><text:span text:style-name="T15">in Table 5.</text:span></text:p>
          </table:table-cell>
        </table:table-row>
      </table:table>
      <text:h text:style-name="P79" text:outline-level="2" text:is-list-header="true"/>
      <text:h text:style-name="P83" text:outline-level="2" text:is-list-header="true"><text:bookmark-start text:name="__RefHeading___Toc3679_128529379"/>Joystick direction &amp; velocity<text:bookmark-end text:name="__RefHeading___Toc3679_128529379"/></text:h>
      <text:h text:style-name="Heading_20_3" text:outline-level="3"><draw:frame text:anchor-type="paragraph" draw:z-index="0" draw:name="Shape1_1" draw:style-name="gr1" draw:text-style-name="P89" svg:width="6.9043in" svg:height="1.1677in" svg:x="-0.0118in" svg:y="0.5193in"><draw:text-box><text:p text:style-name="P88"><text:span text:style-name="T60"><text:line-break/></text:span><text:span text:style-name="T60">struct VelocityTarget {</text:span></text:p><text:p text:style-name="P88"><text:span text:style-name="T60"><text:s text:c="4"/></text:span><text:span text:style-name="T60">float velocity; <text:s text:c="10"/>// range [-5.0..5.0]</text:span></text:p><text:p text:style-name="P88"><text:span text:style-name="T60"><text:s text:c="4"/></text:span><text:span text:style-name="T60">float acceleration; <text:s text:c="6"/>// range [-5.0..5.0]</text:span></text:p><text:p text:style-name="P88"><text:span text:style-name="T60"><text:s text:c="4"/></text:span><text:span text:style-name="T60">float max_velocity; <text:s text:c="6"/>// range [-5.0..5.0]</text:span></text:p><text:p text:style-name="P88"><text:span text:style-name="T60"><text:s text:c="4"/></text:span><text:span text:style-name="T60">float max_acceleration; <text:s text:c="2"/>// range [-5.0..5.0]</text:span></text:p><text:p text:style-name="P88"><text:span text:style-name="T60">};</text:span></text:p><text:p text:style-name="P88"><text:span text:style-name="T60"/></text:p></draw:text-box></draw:frame><text:bookmark-start text:name="__RefHeading___Toc1155_2194949985"/>Velocity values<text:bookmark-end text:name="__RefHeading___Toc1155_2194949985"/></text:h>
      <text:p text:style-name="P86"/>
      <text:p text:style-name="P7"/>
      <text:p text:style-name="P7"/>
      <text:p text:style-name="P7"/>
      <text:h text:style-name="Heading_20_3" text:outline-level="3"><text:bookmark-start text:name="__RefHeading___Toc3683_128529379"/>Serialized binary payload for velocity<text:bookmark-end text:name="__RefHeading___Toc3683_128529379"/></text:h>
      <text:p text:style-name="P6">Due to limited range of the values of type float, the value can be compressed into the single byte, as listed in the Table <text:span text:style-name="T57">below</text:span>. </text:p>
      <text:h text:style-name="Heading_20_3" text:outline-level="3"><text:bookmark-start text:name="__RefHeading___Toc8578_128529379"/>Table <text:span text:style-name="T57">3</text:span>. <text:span text:style-name="T51">Serialized Wire velocity </text:span><text:bookmark-end text:name="__RefHeading___Toc8578_128529379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270175676672">
          <table:table-cell table:style-name="Table4.A1" office:value-type="string">
            <text:p text:style-name="P22">Field</text:p>
          </table:table-cell>
          <table:table-cell table:style-name="Table4.A1" office:value-type="string">
            <text:p text:style-name="P19"><text:s/>bytes</text:p>
          </table:table-cell>
          <table:table-cell table:style-name="Table4.C1" office:value-type="string">
            <text:p text:style-name="P22">Serialization</text:p>
          </table:table-cell>
        </table:table-row>
        <table:table-row table:style-name="TableLine94270175687056">
          <table:table-cell table:style-name="Table4.A2" office:value-type="string">
            <text:p text:style-name="P71"><text:span text:style-name="T6">J</text:span><text:span text:style-name="T8">oystick </text:span><text:span text:style-name="T38">move </text:span><text:span text:style-name="T39">payload {</text:span></text:p>
          </table:table-cell>
          <table:table-cell table:style-name="Table4.A2" office:value-type="string">
            <text:p text:style-name="P52"/>
          </table:table-cell>
          <table:table-cell table:style-name="Table4.C2" office:value-type="string">
            <text:p text:style-name="P50"/>
          </table:table-cell>
        </table:table-row>
        <table:table-row table:style-name="Table4.3">
          <table:table-cell table:style-name="Table4.A3" office:value-type="string">
            <text:p text:style-name="P68"><text:s text:c="2"/>velocity</text:p>
          </table:table-cell>
          <table:table-cell table:style-name="Table4.A3" office:value-type="string">
            <text:p text:style-name="P51">1</text:p>
          </table:table-cell>
          <table:table-cell table:style-name="Table4.C2" table:number-rows-spanned="4" office:value-type="string">
            <text:p text:style-name="P74">Each byte is serialized MSBF as follows:</text:p>
            <text:p text:style-name="P62"><text:span text:style-name="T16">structure</text:span><text:span text:style-name="T17"> </text:span><text:span text:style-name="T22">serialized_float</text:span><text:span text:style-name="T17"> </text:span>{<text:span text:style-name="T17"> </text:span></text:p>
            <text:p text:style-name="P62"><text:span text:style-name="T17"><text:s text:c="4"/></text:span><text:span text:style-name="T21">uint8_t</text:span><text:span text:style-name="T17"> </text:span><text:span text:style-name="T23">reserved</text:span><text:span text:style-name="T17"> </text:span>:<text:span text:style-name="T17"> </text:span><text:span text:style-name="T40">1</text:span>;<text:span text:style-name="T17"> </text:span><text:span text:style-name="T24">//</text:span><text:span text:style-name="T17"> </text:span><text:span text:style-name="T24">reserved</text:span><text:span text:style-name="T17"> </text:span></text:p>
            <text:p text:style-name="P62"><text:span text:style-name="T17"><text:s text:c="4"/></text:span><text:span text:style-name="T21">uint8_t</text:span><text:span text:style-name="T17"> </text:span><text:span text:style-name="T23">sign</text:span><text:span text:style-name="T17"> <text:s text:c="4"/></text:span>:<text:span text:style-name="T17"> </text:span><text:span text:style-name="T40">1</text:span>;<text:span text:style-name="T17"> </text:span><text:span text:style-name="T24">//</text:span><text:span text:style-name="T17"> </text:span><text:span text:style-name="T24">if</text:span><text:span text:style-name="T17"> </text:span><text:span text:style-name="T25">1</text:span><text:span text:style-name="T18"> </text:span><text:span text:style-name="T24">then</text:span><text:span text:style-name="T17"> </text:span><text:span text:style-name="T24">negative</text:span></text:p>
            <text:p text:style-name="P62"><text:span text:style-name="T17"><text:s text:c="4"/></text:span><text:span text:style-name="T21">uint8_t</text:span><text:span text:style-name="T17"> </text:span><text:span text:style-name="T23">integer</text:span><text:span text:style-name="T17"> <text:s/></text:span>:<text:span text:style-name="T17"> </text:span><text:span text:style-name="T40">3</text:span>;<text:span text:style-name="T17"> </text:span><text:span text:style-name="T24">//</text:span><text:span text:style-name="T17"> </text:span><text:span text:style-name="T24">range</text:span><text:span text:style-name="T17"> </text:span><text:span text:style-name="T24">[0..7]</text:span></text:p>
            <text:p text:style-name="P62"><text:span text:style-name="T17"><text:s text:c="4"/></text:span><text:span text:style-name="T21">uint8_t</text:span><text:span text:style-name="T17"> </text:span><text:span text:style-name="T23">fraction</text:span><text:span text:style-name="T17"> </text:span>:<text:span text:style-name="T17"> </text:span><text:span text:style-name="T40">3</text:span>;<text:span text:style-name="T17"> </text:span><text:span text:style-name="T24">//</text:span><text:span text:style-name="T17"> </text:span><text:span text:style-name="T24">range</text:span><text:span text:style-name="T17"> </text:span><text:span text:style-name="T24">[0..7]</text:span></text:p>
            <text:p text:style-name="P62">};</text:p>
          </table:table-cell>
        </table:table-row>
        <table:table-row table:style-name="Table4.4">
          <table:table-cell table:style-name="Table4.A3" office:value-type="string">
            <text:p text:style-name="P68"><text:s text:c="2"/>acceleration</text:p>
          </table:table-cell>
          <table:table-cell table:style-name="Table4.A3" office:value-type="string">
            <text:p text:style-name="P51">1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68"><text:s text:c="2"/>max_velocity</text:p>
          </table:table-cell>
          <table:table-cell table:style-name="Table4.A3" office:value-type="string">
            <text:p text:style-name="P51">1</text:p>
          </table:table-cell>
          <table:covered-table-cell/>
        </table:table-row>
        <table:table-row table:style-name="TableLine94270175866240">
          <table:table-cell table:style-name="Table4.A3" office:value-type="string">
            <text:p text:style-name="P68"><text:s text:c="2"/>max_acceleration</text:p>
          </table:table-cell>
          <table:table-cell table:style-name="Table4.A3" office:value-type="string">
            <text:p text:style-name="P51">1</text:p>
          </table:table-cell>
          <table:covered-table-cell/>
        </table:table-row>
        <table:table-row table:style-name="TableLine94270175866848">
          <table:table-cell table:style-name="Table4.A2" table:number-columns-spanned="2" office:value-type="string">
            <text:p text:style-name="P69"><text:span text:style-name="T39">}; // </text:span><text:span text:style-name="T45">4 bytes total</text:span></text:p>
          </table:table-cell>
          <table:covered-table-cell/>
          <table:table-cell table:style-name="Table4.C2" office:value-type="string">
            <text:p text:style-name="P50"/>
          </table:table-cell>
        </table:table-row>
      </table:table>
      <text:p text:style-name="P6"/>
      <text:h text:style-name="Heading_20_3" text:outline-level="3"><text:bookmark-start text:name="__RefHeading___Toc8576_128529379"/>Table <text:span text:style-name="T57">4</text:span><text:span text:style-name="T46">.</text:span> Serialized Wire Message <text:span text:style-name="T47">for Joystick Move command</text:span><text:span text:style-name="T48">s</text:span><text:bookmark-end text:name="__RefHeading___Toc8576_128529379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20">Field</text:p>
          </table:table-cell>
          <table:covered-table-cell/>
          <table:table-cell table:style-name="Table5.A1" office:value-type="string">
            <text:p text:style-name="P20">Size (bytes)</text:p>
          </table:table-cell>
          <table:table-cell table:style-name="Table5.D1" office:value-type="string">
            <text:p text:style-name="P23">Value</text:p>
          </table:table-cell>
        </table:table-row>
        <table:table-row table:style-name="TableLine94270175898880">
          <table:table-cell table:style-name="Table5.A4" table:number-columns-spanned="2" office:value-type="string">
            <text:p text:style-name="P29"><text:bookmark text:name="docs-internal-guid-ffeea2ac-7fff-0bc1-d596-221f9cb91a231"/>start_transmission</text:p>
          </table:table-cell>
          <table:covered-table-cell/>
          <table:table-cell table:style-name="Table5.C4" office:value-type="string">
            <text:p text:style-name="P27">3</text:p>
          </table:table-cell>
          <table:table-cell table:style-name="Table5.D4" office:value-type="string">
            <text:p text:style-name="Table_20_Contents"><text:span text:style-name="T49"><text:s/></text:span><text:span text:style-name="T40">0x42</text:span><text:span text:style-name="T17"> </text:span><text:span text:style-name="T40">0x67</text:span><text:span text:style-name="T17"> </text:span><text:span text:style-name="T40">0x6E</text:span><text:span text:style-name="T17"> <text:s text:c="4"/></text:span><text:span text:style-name="T24">#</text:span><text:span text:style-name="T17"> </text:span><text:span text:style-name="T24">'Bgn'</text:span></text:p>
          </table:table-cell>
        </table:table-row>
        <table:table-row table:style-name="TableLine94270175900688">
          <table:table-cell table:style-name="Table5.A4" table:number-columns-spanned="2" office:value-type="string">
            <text:p text:style-name="P29">message_type</text:p>
          </table:table-cell>
          <table:covered-table-cell/>
          <table:table-cell table:style-name="Table5.C4" office:value-type="string">
            <text:p text:style-name="P27">1</text:p>
          </table:table-cell>
          <table:table-cell table:style-name="Table5.D4" office:value-type="string">
            <text:p text:style-name="Table_20_Contents"><text:span text:style-name="T40">0x0A</text:span><text:span text:style-name="T17"> <text:s text:c="8"/></text:span><text:span text:style-name="T24">#</text:span><text:span text:style-name="T17"> </text:span><text:span text:style-name="T24">'\n'</text:span><text:span text:style-name="T17"> </text:span><text:span text:style-name="T24">type</text:span><text:span text:style-name="T17"> </text:span><text:span text:style-name="T24">10</text:span><text:span text:style-name="T17"> </text:span><text:span text:style-name="T19">(decimal) </text:span><text:span text:style-name="T24">’</text:span><text:span text:style-name="T26">S</text:span><text:span text:style-name="T24">tring’</text:span></text:p>
          </table:table-cell>
        </table:table-row>
        <table:table-row table:style-name="TableLine94270175901488">
          <table:table-cell table:style-name="Table5.A4" table:number-columns-spanned="2" office:value-type="string">
            <text:p text:style-name="P29">crc8</text:p>
          </table:table-cell>
          <table:covered-table-cell/>
          <table:table-cell table:style-name="Table5.C4" office:value-type="string">
            <text:p text:style-name="P27">1</text:p>
          </table:table-cell>
          <table:table-cell table:style-name="Table5.D4" office:value-type="string">
            <text:p text:style-name="Table_20_Contents"><text:span text:style-name="T40">0x71</text:span><text:span text:style-name="T17"> <text:s text:c="9"/></text:span><text:span text:style-name="T24">#</text:span><text:span text:style-name="T17"> </text:span><text:span text:style-name="T24">'q'</text:span><text:span text:style-name="T17"> </text:span><text:span text:style-name="T24">CRC8</text:span></text:p>
          </table:table-cell>
        </table:table-row>
        <table:table-row table:style-name="TableLine94270175902336">
          <table:table-cell table:style-name="Table5.A8" table:number-rows-spanned="4" office:value-type="string">
            <text:p text:style-name="P29"><text:span text:style-name="T6">p</text:span>ayload</text:p>
          </table:table-cell>
          <table:table-cell table:style-name="Table5.B5" office:value-type="string">
            <text:p text:style-name="P38">command_type</text:p>
          </table:table-cell>
          <table:table-cell table:style-name="Table5.C5" office:value-type="string">
            <text:p text:style-name="P37">1</text:p>
          </table:table-cell>
          <table:table-cell table:style-name="Table5.D5" office:value-type="string">
            <text:p text:style-name="Table_20_Contents"><text:span text:style-name="T40">0x2A</text:span><text:span text:style-name="T17"> <text:s text:c="8"/></text:span><text:span text:style-name="T24">#</text:span><text:span text:style-name="T17"> </text:span><text:span text:style-name="T24">'42'</text:span><text:span text:style-name="T17"> </text:span><text:span text:style-name="T26">command </text:span><text:span text:style-name="T24">type</text:span></text:p>
          </table:table-cell>
        </table:table-row>
        <table:table-row table:style-name="TableLine94270175904896">
          <table:covered-table-cell/>
          <table:table-cell table:style-name="Table5.B8" office:value-type="string">
            <text:p text:style-name="P29">command<text:span text:style-name="T6">_id</text:span></text:p>
          </table:table-cell>
          <table:table-cell table:style-name="Table5.C8" office:value-type="string">
            <text:p text:style-name="P27">1</text:p>
          </table:table-cell>
          <table:table-cell table:style-name="Table5.D8" office:value-type="string">
            <text:p text:style-name="P57"><text:span text:style-name="T50">0x</text:span><text:span text:style-name="T54">XX</text:span><text:span text:style-name="T50"> <text:s text:c="8"/></text:span><text:span text:style-name="T26"># ‘</text:span><text:span text:style-name="T31">B</text:span><text:span text:style-name="T26">’ </text:span><text:span text:style-name="T31">or ‘P’ </text:span><text:span text:style-name="T26">command </text:span><text:span text:style-name="T31">for joystick</text:span></text:p>
          </table:table-cell>
        </table:table-row>
        <table:table-row table:style-name="TableLine94270175907120">
          <table:covered-table-cell/>
          <table:table-cell table:style-name="Table5.B7" office:value-type="string">
            <text:p text:style-name="P46">Bend</text:p>
          </table:table-cell>
          <table:table-cell table:style-name="Table5.C7" office:value-type="string">
            <text:p text:style-name="P41">4</text:p>
          </table:table-cell>
          <table:table-cell table:style-name="Table5.D7" office:value-type="string">
            <text:p text:style-name="P42"><text:span text:style-name="T42">[XX XX XX XX]</text:span><text:span text:style-name="T44"> </text:span><text:span text:style-name="T28"># example:</text:span><text:span text:style-name="T26"> </text:span><text:span text:style-name="T30">0x05, 0x45, 0x28, 0x4a, </text:span></text:p>
          </table:table-cell>
        </table:table-row>
        <table:table-row table:style-name="TableLine94270175909632">
          <table:covered-table-cell/>
          <table:table-cell table:style-name="Table5.B8" office:value-type="string">
            <text:p text:style-name="P48">Rotate</text:p>
          </table:table-cell>
          <table:table-cell table:style-name="Table5.C8" office:value-type="string">
            <text:p text:style-name="P49">4</text:p>
          </table:table-cell>
          <table:table-cell table:style-name="Table5.D8" office:value-type="string">
            <text:p text:style-name="P47"><text:span text:style-name="T41">[XX XX XX XX]</text:span><text:span text:style-name="T43"> </text:span><text:span text:style-name="T27"># example:</text:span><text:span text:style-name="T24"> </text:span><text:span text:style-name="T29">0x05, 0x45, 0x28, 0x4a, </text:span></text:p>
          </table:table-cell>
        </table:table-row>
        <table:table-row table:style-name="TableLine94270175911008">
          <table:table-cell table:style-name="Table5.A9" table:number-columns-spanned="2" office:value-type="string">
            <text:p text:style-name="P17">crc16</text:p>
          </table:table-cell>
          <table:covered-table-cell/>
          <table:table-cell table:style-name="Table5.C9" office:value-type="string">
            <text:p text:style-name="P14">2</text:p>
          </table:table-cell>
          <table:table-cell table:style-name="Table5.D9" office:value-type="string">
            <text:p text:style-name="P17">Standard CRC16 algorithm <text:span text:style-name="T5">calculated </text:span>for <text:span text:style-name="T1">8 bytes of </text:span>payload</text:p>
          </table:table-cell>
        </table:table-row>
      </table:table>
      <text:p text:style-name="P4"/>
      <text:h text:style-name="P80" text:outline-level="2"><text:bookmark-start text:name="__RefHeading___Toc1141_2194949985"/><text:soft-page-break/>SCM <text:span text:style-name="T2">s</text:span>cr<text:span text:style-name="T2">i</text:span>pt format<text:bookmark-end text:name="__RefHeading___Toc1141_2194949985"/></text:h>
      <text:p text:style-name="P11"><text:span text:style-name="T2">All script commands are </text:span><text:span text:style-name="T7">case-sensitive</text:span><text:span text:style-name="T2"> text </text:span><text:span text:style-name="T55">in json format shown below. </text:span><text:span text:style-name="T2">The following Table represents textual values </text:span><text:span text:style-name="T55">and options</text:span><text:span text:style-name="T14">.</text:span></text:p>
      <text:h text:style-name="Heading_20_3" text:outline-level="3"><text:bookmark-start text:name="__RefHeading___Toc430_3842457412"/>Table <text:span text:style-name="T57">5</text:span>. <text:span text:style-name="T55">Command s</text:span>cript formats <text:span text:style-name="T55">(json)</text:span><text:bookmark-end text:name="__RefHeading___Toc430_3842457412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5">Command</text:p>
          </table:table-cell>
          <table:table-cell table:style-name="Table3.A1" office:value-type="string">
            <text:p text:style-name="P25">In script</text:p>
          </table:table-cell>
          <table:table-cell table:style-name="Table3.C1" office:value-type="string">
            <text:p text:style-name="P25">Comments</text:p>
          </table:table-cell>
        </table:table-row>
        <table:table-row table:style-name="TableLine94270175939824">
          <table:table-cell table:style-name="Table3.A2" office:value-type="string">
            <text:p text:style-name="P55">Joystick button click</text:p>
          </table:table-cell>
          <table:table-cell table:style-name="Table3.A2" office:value-type="string">
            <text:p text:style-name="P56">OK</text:p>
          </table:table-cell>
          <table:table-cell table:style-name="Table3.C2" table:number-rows-spanned="6" office:value-type="string">
            <text:p text:style-name="P72">{</text:p>
            <text:p text:style-name="P70"><text:span text:style-name="T20"><text:s text:c="4"/></text:span><text:span text:style-name="T32">"_comment"</text:span><text:span text:style-name="T56">:</text:span><text:span text:style-name="T20"> </text:span><text:span text:style-name="T32">"This</text:span><text:span text:style-name="T20"> </text:span><text:span text:style-name="T32">is</text:span><text:span text:style-name="T20"> </text:span><text:span text:style-name="T32">example</text:span><text:span text:style-name="T20"> </text:span><text:span text:style-name="T32">of</text:span><text:span text:style-name="T20"> </text:span><text:span text:style-name="T32">Joystick</text:span><text:span text:style-name="T20"> </text:span><text:span text:style-name="T32">Button</text:span><text:span text:style-name="T20"> </text:span><text:span text:style-name="T35">click</text:span><text:span text:style-name="T32">"</text:span><text:span text:style-name="T56">,</text:span></text:p>
            <text:p text:style-name="P67"><text:span text:style-name="T17"><text:s text:c="4"/></text:span><text:span text:style-name="T24">"command"</text:span>:<text:span text:style-name="T17"> </text:span><text:span text:style-name="T24">"OK"</text:span>,</text:p>
            <text:p text:style-name="P70"><text:span text:style-name="T20"><text:s text:c="4"/></text:span><text:span text:style-name="T32">"</text:span><text:span text:style-name="T35">expected</text:span><text:span text:style-name="T32">"</text:span><text:span text:style-name="T56">:</text:span><text:span text:style-name="T20"> </text:span><text:span text:style-name="T32">"Bend</text:span><text:span text:style-name="T20"> </text:span><text:span text:style-name="T32">&amp;</text:span><text:span text:style-name="T20"> </text:span><text:span text:style-name="T32">Rotate"</text:span><text:span text:style-name="T56">,</text:span></text:p>
            <text:p text:style-name="P67"><text:span text:style-name="T17"><text:s text:c="4"/></text:span><text:span text:style-name="T24">"timeout"</text:span>:<text:span text:style-name="T17"> </text:span><text:span text:style-name="T24">"2"</text:span></text:p>
            <text:p text:style-name="P66">},</text:p>
            <text:list xml:id="list3022120255" text:style-name="L1">
              <text:list-item>
                <text:p text:style-name="P87">optional field “expected” define expected navigation position report from the device for synchronization. If omitted then no feedback is expected.</text:p>
              </text:list-item>
              <text:list-item>
                <text:p text:style-name="P87">Optional timeout defines waiting time after command submission to receive feedback from the device; if omitted default value “1” second is used</text:p>
              </text:list-item>
            </text:list>
          </table:table-cell>
        </table:table-row>
        <table:table-row table:style-name="Table3.3">
          <table:table-cell table:style-name="Table3.A2" office:value-type="string">
            <text:p text:style-name="P55">joystick Left</text:p>
          </table:table-cell>
          <table:table-cell table:style-name="Table3.A2" office:value-type="string">
            <text:p text:style-name="P56">Left</text:p>
          </table:table-cell>
          <table:covered-table-cell/>
        </table:table-row>
        <table:table-row table:style-name="Table3.4">
          <table:table-cell table:style-name="Table3.A2" office:value-type="string">
            <text:p text:style-name="P55">Joystick Right</text:p>
          </table:table-cell>
          <table:table-cell table:style-name="Table3.A2" office:value-type="string">
            <text:p text:style-name="P53">Right</text:p>
          </table:table-cell>
          <table:covered-table-cell/>
        </table:table-row>
        <table:table-row table:style-name="Table3.5">
          <table:table-cell table:style-name="Table3.A2" office:value-type="string">
            <text:p text:style-name="P55">Joystick Up</text:p>
          </table:table-cell>
          <table:table-cell table:style-name="Table3.A2" office:value-type="string">
            <text:p text:style-name="P53">UP</text:p>
          </table:table-cell>
          <table:covered-table-cell/>
        </table:table-row>
        <table:table-row table:style-name="Table3.6">
          <table:table-cell table:style-name="Table3.A2" office:value-type="string">
            <text:p text:style-name="P59"><text:span text:style-name="T8">Joystick </text:span><text:span text:style-name="T6">D</text:span><text:span text:style-name="T8">own</text:span></text:p>
          </table:table-cell>
          <table:table-cell table:style-name="Table3.A2" office:value-type="string">
            <text:p text:style-name="P53">Down</text:p>
          </table:table-cell>
          <table:covered-table-cell/>
        </table:table-row>
        <table:table-row table:style-name="Table3.7">
          <table:table-cell table:style-name="Table3.A2" office:value-type="string">
            <text:p text:style-name="P59"><text:span text:style-name="T6">R</text:span><text:span text:style-name="T8">ear button click</text:span></text:p>
          </table:table-cell>
          <table:table-cell table:style-name="Table3.A2" office:value-type="string">
            <text:p text:style-name="P54">Rear</text:p>
          </table:table-cell>
          <table:covered-table-cell/>
        </table:table-row>
        <table:table-row table:style-name="TableLine94270175970192">
          <table:table-cell table:style-name="Table3.A2" table:number-rows-spanned="2" office:value-type="string">
            <text:p text:style-name="P59"><text:span text:style-name="T6">J</text:span><text:span text:style-name="T8">oystick </text:span><text:span text:style-name="T38">move</text:span></text:p>
          </table:table-cell>
          <table:table-cell table:style-name="Table3.A2" office:value-type="string">
            <text:p text:style-name="P58">Bend</text:p>
          </table:table-cell>
          <table:table-cell table:style-name="Table3.C8" office:value-type="string">
            <text:p text:style-name="P15">Joystick Bend <text:span text:style-name="T57">&amp; </text:span>Rotate Velocity Target</text:p>
          </table:table-cell>
        </table:table-row>
        <table:table-row table:style-name="TableLine94270175971568">
          <table:covered-table-cell/>
          <table:table-cell table:style-name="Table3.A2" office:value-type="string">
            <text:p text:style-name="P58">Pan</text:p>
          </table:table-cell>
          <table:table-cell table:style-name="Table3.C8" office:value-type="string">
            <text:p text:style-name="P61">Joystick Pan <text:span text:style-name="T57">&amp; </text:span>Tilt Velocity Target</text:p>
          </table:table-cell>
        </table:table-row>
      </table:table>
      <text:p text:style-name="P11"/>
      <text:h text:style-name="P84" text:outline-level="3"/>
      <text:h text:style-name="P85" text:outline-level="3"><text:bookmark-start text:name="__RefHeading___Toc3677_128529379"/><text:span text:style-name="T11">S</text:span>cript file example<text:bookmark-end text:name="__RefHeading___Toc3677_128529379"/></text:h>
      <text:p text:style-name="P73">{</text:p>
      <text:p text:style-name="P65"><text:span text:style-name="T17"><text:s text:c="4"/></text:span><text:span text:style-name="T24">"_comment"</text:span>:<text:span text:style-name="T17"> </text:span><text:span text:style-name="T24">"This</text:span><text:span text:style-name="T17"> </text:span><text:span text:style-name="T24">is</text:span><text:span text:style-name="T17"> </text:span><text:span text:style-name="T24">example</text:span><text:span text:style-name="T17"> </text:span><text:span text:style-name="T24">of</text:span><text:span text:style-name="T17"> </text:span><text:span text:style-name="T24">Joystick</text:span><text:span text:style-name="T17"> </text:span><text:span text:style-name="T24">Button</text:span><text:span text:style-name="T17"> </text:span><text:span text:style-name="T24">press"</text:span>,</text:p>
      <text:p text:style-name="P65"><text:span text:style-name="T17"><text:s text:c="4"/></text:span><text:span text:style-name="T24">"command"</text:span>:<text:span text:style-name="T17"> </text:span><text:span text:style-name="T24">"OK"</text:span>,</text:p>
      <text:p text:style-name="P65"><text:span text:style-name="T17"><text:s text:c="4"/></text:span><text:span text:style-name="T24">"expected"</text:span>:<text:span text:style-name="T17"> </text:span><text:span text:style-name="T24">"Bend</text:span><text:span text:style-name="T17"> </text:span><text:span text:style-name="T24">&amp;</text:span><text:span text:style-name="T17"> </text:span><text:span text:style-name="T24">Rotate"</text:span>,</text:p>
      <text:p text:style-name="P65"><text:span text:style-name="T17"><text:s text:c="4"/></text:span><text:span text:style-name="T24">"timeout"</text:span>:<text:span text:style-name="T17"> </text:span><text:span text:style-name="T24">"2"</text:span></text:p>
      <text:p text:style-name="P65">},</text:p>
      <text:p text:style-name="P65">{</text:p>
      <text:p text:style-name="P65"><text:span text:style-name="T17"><text:s text:c="4"/></text:span><text:span text:style-name="T24">"_comment"</text:span>:<text:span text:style-name="T17"> </text:span><text:span text:style-name="T24">"This</text:span><text:span text:style-name="T17"> </text:span><text:span text:style-name="T24">is</text:span><text:span text:style-name="T17"> </text:span><text:span text:style-name="T24">example</text:span><text:span text:style-name="T17"> </text:span><text:span text:style-name="T24">of</text:span><text:span text:style-name="T17"> </text:span><text:span text:style-name="T24">Rear</text:span><text:span text:style-name="T17"> </text:span><text:span text:style-name="T24">Button</text:span><text:span text:style-name="T17"> </text:span><text:span text:style-name="T24">press"</text:span>,</text:p>
      <text:p text:style-name="P65"><text:span text:style-name="T17"><text:s text:c="4"/></text:span><text:span text:style-name="T24">"command"</text:span>:<text:span text:style-name="T17"> </text:span><text:span text:style-name="T24">"Rear"</text:span>,</text:p>
      <text:p text:style-name="P65"><text:span text:style-name="T17"><text:s text:c="4"/></text:span><text:span text:style-name="T24">"expected"</text:span>:<text:span text:style-name="T17"> </text:span><text:span text:style-name="T24">"Bend</text:span><text:span text:style-name="T17"> </text:span><text:span text:style-name="T24">&amp;</text:span><text:span text:style-name="T17"> </text:span><text:span text:style-name="T24">Rotate</text:span><text:span text:style-name="T17"> </text:span><text:span text:style-name="T24">Segment"</text:span>,</text:p>
      <text:p text:style-name="P65"><text:span text:style-name="T17"><text:s text:c="4"/></text:span><text:span text:style-name="T24">"timeout"</text:span>:<text:span text:style-name="T17"> </text:span><text:span text:style-name="T24">"3"</text:span></text:p>
      <text:p text:style-name="P65">},</text:p>
      <text:p text:style-name="P65">{</text:p>
      <text:p text:style-name="P65"><text:span text:style-name="T17"><text:s text:c="4"/></text:span><text:span text:style-name="T24">"_comment"</text:span>:<text:span text:style-name="T17"> </text:span><text:span text:style-name="T24">"This</text:span><text:span text:style-name="T17"> </text:span><text:span text:style-name="T24">is</text:span><text:span text:style-name="T17"> </text:span><text:span text:style-name="T24">example</text:span><text:span text:style-name="T17"> </text:span><text:span text:style-name="T24">of</text:span><text:span text:style-name="T17"> </text:span><text:span text:style-name="T24">Joystick</text:span><text:span text:style-name="T17"> </text:span><text:span text:style-name="T24">Right</text:span><text:span text:style-name="T17"> </text:span><text:span text:style-name="T24">move"</text:span>,</text:p>
      <text:p text:style-name="P65"><text:span text:style-name="T17"><text:s text:c="4"/></text:span><text:span text:style-name="T24">"command"</text:span>:<text:span text:style-name="T17"> </text:span><text:span text:style-name="T24">"Right"</text:span>,</text:p>
      <text:p text:style-name="P65"><text:span text:style-name="T17"><text:s text:c="4"/></text:span><text:span text:style-name="T24">"expected"</text:span>:<text:span text:style-name="T17"> </text:span><text:span text:style-name="T24">"LED</text:span><text:span text:style-name="T17"> </text:span><text:span text:style-name="T24">Lights"</text:span>,</text:p>
      <text:p text:style-name="P65"><text:span text:style-name="T17"><text:s text:c="4"/></text:span><text:span text:style-name="T24">"timeout"</text:span>:<text:span text:style-name="T17"> </text:span><text:span text:style-name="T24">"2"</text:span></text:p>
      <text:p text:style-name="P65">},</text:p>
      <text:p text:style-name="P65">{</text:p>
      <text:p text:style-name="P64"><text:span text:style-name="T20"><text:s text:c="4"/></text:span><text:span text:style-name="T32">"_comment"</text:span><text:span text:style-name="T56">:</text:span><text:span text:style-name="T20"> </text:span><text:span text:style-name="T32">"This</text:span><text:span text:style-name="T20"> </text:span><text:span text:style-name="T32">is</text:span><text:span text:style-name="T20"> </text:span><text:span text:style-name="T32">example</text:span><text:span text:style-name="T20"> </text:span><text:span text:style-name="T32">of</text:span><text:span text:style-name="T20"> </text:span><text:span text:style-name="T32">Joystick</text:span><text:span text:style-name="T20"> </text:span><text:span text:style-name="T37">Left</text:span><text:span text:style-name="T20"> </text:span><text:span text:style-name="T32">move"</text:span><text:span text:style-name="T56">,</text:span></text:p>
      <text:p text:style-name="P65"><text:span text:style-name="T17"><text:s text:c="4"/></text:span><text:span text:style-name="T24">"command"</text:span>:<text:span text:style-name="T17"> </text:span><text:span text:style-name="T24">"Left"</text:span>,</text:p>
      <text:p text:style-name="P65"><text:span text:style-name="T17"><text:s text:c="4"/></text:span><text:span text:style-name="T24">"expected"</text:span>:<text:span text:style-name="T17"> </text:span><text:span text:style-name="T24">"Bend</text:span><text:span text:style-name="T17"> </text:span><text:span text:style-name="T24">&amp;</text:span><text:span text:style-name="T17"> </text:span><text:span text:style-name="T24">Rotate"</text:span>,</text:p>
      <text:p text:style-name="P65"><text:span text:style-name="T17"><text:s text:c="4"/></text:span><text:span text:style-name="T24">"timeout"</text:span>:<text:span text:style-name="T17"> </text:span><text:span text:style-name="T24">"1"</text:span></text:p>
      <text:p text:style-name="P65">},</text:p>
      <text:p text:style-name="P65">{</text:p>
      <text:p text:style-name="P64"><text:span text:style-name="T20"><text:s text:c="4"/></text:span><text:span text:style-name="T32">"_comment"</text:span><text:span text:style-name="T56">:</text:span><text:span text:style-name="T20"> </text:span><text:span text:style-name="T32">"This</text:span><text:span text:style-name="T20"> </text:span><text:span text:style-name="T32">is</text:span><text:span text:style-name="T20"> </text:span><text:span text:style-name="T32">example</text:span><text:span text:style-name="T20"> </text:span><text:span text:style-name="T32">of</text:span><text:span text:style-name="T20"> </text:span><text:span text:style-name="T32">Joystick</text:span><text:span text:style-name="T20"> </text:span><text:span text:style-name="T36">Bend &amp; Rotate </text:span><text:span text:style-name="T33">command</text:span><text:span text:style-name="T32">"</text:span><text:span text:style-name="T56">,</text:span></text:p>
      <text:p text:style-name="P65"><text:span text:style-name="T17"><text:s text:c="4"/></text:span><text:span text:style-name="T24">"command"</text:span>:<text:span text:style-name="T17"> </text:span><text:span text:style-name="T24">"Bend"</text:span>,</text:p>
      <text:p text:style-name="P65"><text:span text:style-name="T17"><text:s text:c="4"/></text:span><text:span text:style-name="T24">"timeout"</text:span>:<text:span text:style-name="T17"> </text:span><text:span text:style-name="T24">"1"</text:span>,</text:p>
      <text:p text:style-name="P65"><text:span text:style-name="T17"><text:s text:c="4"/></text:span><text:span text:style-name="T24">"payload"</text:span>:<text:span text:style-name="T17"> </text:span>{</text:p>
      <text:p text:style-name="P65"><text:span text:style-name="T17"><text:s text:c="8"/></text:span><text:span text:style-name="T24">"bend"</text:span>:<text:span text:style-name="T17"> </text:span>{</text:p>
      <text:p text:style-name="P65"><text:span text:style-name="T17"><text:s text:c="8"/></text:span><text:span text:style-name="T24">"velocity"</text:span>:<text:span text:style-name="T17"> </text:span><text:span text:style-name="T24">"1.0"</text:span>,</text:p>
      <text:p text:style-name="P65"><text:span text:style-name="T17"><text:s text:c="8"/></text:span><text:span text:style-name="T24">"acceleration"</text:span>:<text:span text:style-name="T17"> </text:span><text:span text:style-name="T24">"0.0"</text:span>,</text:p>
      <text:p text:style-name="P65"><text:span text:style-name="T17"><text:s text:c="8"/></text:span><text:span text:style-name="T24">"max_velocity"</text:span>:<text:span text:style-name="T17"> </text:span><text:span text:style-name="T24">"1.0"</text:span>,</text:p>
      <text:p text:style-name="P65"><text:span text:style-name="T17"><text:s text:c="8"/></text:span><text:span text:style-name="T24">"max_acceleration"</text:span>:<text:span text:style-name="T17"> </text:span><text:span text:style-name="T24">"1.0"</text:span></text:p>
      <text:p text:style-name="P65"><text:span text:style-name="T17"><text:s text:c="8"/></text:span>},</text:p>
      <text:p text:style-name="P65"><text:span text:style-name="T17"><text:s text:c="8"/></text:span><text:span text:style-name="T24">"rotate"</text:span>:<text:span text:style-name="T17"> </text:span>{</text:p>
      <text:p text:style-name="P65"><text:span text:style-name="T17"><text:s text:c="8"/></text:span><text:span text:style-name="T24">"velocity"</text:span>:<text:span text:style-name="T17"> </text:span><text:span text:style-name="T24">"0.5"</text:span>,</text:p>
      <text:p text:style-name="P65"><text:span text:style-name="T17"><text:s text:c="8"/></text:span><text:span text:style-name="T24">"acceleration"</text:span>:<text:span text:style-name="T17"> </text:span><text:span text:style-name="T24">"0.0"</text:span>,</text:p>
      <text:p text:style-name="P65"><text:span text:style-name="T17"><text:s text:c="8"/></text:span><text:span text:style-name="T24">"max_velocity"</text:span>:<text:span text:style-name="T17"> </text:span><text:span text:style-name="T24">"1.0"</text:span>,</text:p>
      <text:p text:style-name="P65"><text:span text:style-name="T17"><text:s text:c="8"/></text:span><text:span text:style-name="T24">"max_acceleration"</text:span>:<text:span text:style-name="T17"> </text:span><text:span text:style-name="T24">"1.0"</text:span></text:p>
      <text:p text:style-name="P65"><text:span text:style-name="T17"><text:s text:c="8"/></text:span>}</text:p>
      <text:p text:style-name="P65"><text:span text:style-name="T17"><text:s text:c="4"/></text:span>}</text:p>
      <text:p text:style-name="P65">},</text:p>
      <text:p text:style-name="P65">{</text:p>
      <text:p text:style-name="P65"><text:span text:style-name="T17"><text:s text:c="4"/></text:span><text:span text:style-name="T24">"_comment"</text:span>:<text:span text:style-name="T17"> </text:span><text:span text:style-name="T24">"This</text:span><text:span text:style-name="T17"> </text:span><text:span text:style-name="T24">is</text:span><text:span text:style-name="T17"> </text:span><text:span text:style-name="T24">example</text:span><text:span text:style-name="T17"> </text:span><text:span text:style-name="T24">of</text:span><text:span text:style-name="T17"> </text:span><text:span text:style-name="T24">missing</text:span><text:span text:style-name="T17"> </text:span><text:span text:style-name="T24">parameter:</text:span><text:span text:style-name="T17"> </text:span><text:span text:style-name="T24">no</text:span><text:span text:style-name="T17"> </text:span><text:span text:style-name="T24">feedback</text:span><text:span text:style-name="T17"> </text:span><text:span text:style-name="T24">expected"</text:span>,</text:p>
      <text:p text:style-name="P65"><text:span text:style-name="T17"><text:s text:c="4"/></text:span><text:span text:style-name="T24">"command"</text:span>:<text:span text:style-name="T17"> </text:span><text:span text:style-name="T24">"Up"</text:span>,</text:p>
      <text:p text:style-name="P65"><text:span text:style-name="T17"><text:s text:c="4"/></text:span><text:span text:style-name="T24">"timeout"</text:span>:<text:span text:style-name="T17"> </text:span><text:span text:style-name="T24">"2"</text:span></text:p>
      <text:p text:style-name="P65">},</text:p>
      <text:p text:style-name="P65">{</text:p>
      <text:p text:style-name="P65"><text:span text:style-name="T17"><text:s text:c="4"/></text:span><text:span text:style-name="T24">"_comment"</text:span>:<text:span text:style-name="T17"> </text:span><text:span text:style-name="T24">"This</text:span><text:span text:style-name="T17"> </text:span><text:span text:style-name="T24">is</text:span><text:span text:style-name="T17"> </text:span><text:span text:style-name="T24">example</text:span><text:span text:style-name="T17"> </text:span><text:span text:style-name="T24">of</text:span><text:span text:style-name="T17"> </text:span><text:span text:style-name="T24">missing</text:span><text:span text:style-name="T17"> </text:span><text:span text:style-name="T24">parameter:</text:span><text:span text:style-name="T17"> </text:span><text:span text:style-name="T24">deault</text:span><text:span text:style-name="T17"> </text:span><text:span text:style-name="T24">timeout</text:span><text:span text:style-name="T17"> </text:span><text:span text:style-name="T24">1"</text:span>,</text:p>
      <text:p text:style-name="P65"><text:span text:style-name="T17"><text:s text:c="4"/></text:span><text:span text:style-name="T24">"command"</text:span>:<text:span text:style-name="T17"> </text:span><text:span text:style-name="T24">"Down"</text:span>,</text:p>
      <text:p text:style-name="P65"><text:span text:style-name="T17"><text:s text:c="4"/></text:span><text:span text:style-name="T24">"expected"</text:span>:<text:span text:style-name="T17"> </text:span><text:span text:style-name="T24">"LED</text:span><text:span text:style-name="T17"> </text:span><text:span text:style-name="T24">Lights"</text:span>,</text:p>
      <text:p text:style-name="P63">}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erminal" svg:font-family="Termin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1" svg:font-family="'Liberation Serif'" style:font-pitch="variable"/>
    <style:font-face style:name="Terminal1" svg:font-family="Termin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75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d9865" officeooo:paragraph-rsid="000d986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: <text:bookmark-start text:name="PageNumWizard_FOOTER_Default Page Style1"/><text:page-number text:select-page="current">5</text:page-number><text:s/>/ <text:page-count>6</text:page-count><text:bookmark-end text:name="PageNumWizard_FOOTER_Default Page Style1"/><text:s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9T05:28:44.032000000</meta:creation-date>
    <dc:date>2024-10-21T08:18:53.184509210</dc:date>
    <meta:editing-duration>PT8H36M59S</meta:editing-duration>
    <meta:editing-cycles>50</meta:editing-cycles>
    <meta:generator>LibreOffice/6.4.7.2$Linux_X86_64 LibreOffice_project/40$Build-2</meta:generator>
    <meta:document-statistic meta:table-count="5" meta:image-count="0" meta:object-count="0" meta:page-count="6" meta:paragraph-count="218" meta:word-count="785" meta:character-count="5282" meta:non-whitespace-character-count="4418"/>
  </office:meta>
</office:document-meta>
</file>